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185cm" table:align="left"/>
    </style:style>
    <style:style style:name="Tableau1.A" style:family="table-column">
      <style:table-column-properties style:column-width="16.185cm"/>
    </style:style>
    <style:style style:name="Tableau1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au1.A2" style:family="table-cell">
      <style:table-cell-properties style:vertical-align="middle" fo:padding="0cm" fo:border="none"/>
    </style:style>
    <style:style style:name="P1" style:family="paragraph" style:parent-style-name="Table_20_Contents">
      <style:paragraph-properties fo:margin-top="0cm" fo:margin-bottom="0.499cm" loext:contextual-spacing="false"/>
    </style:style>
    <style:style style:name="P2" style:family="paragraph" style:parent-style-name="Table_20_Contents">
      <style:paragraph-properties fo:margin-top="0cm" fo:margin-bottom="0.499cm" loext:contextual-spacing="false"/>
      <style:text-properties fo:color="#c9211e" fo:font-size="14pt" officeooo:rsid="0006a5a1" officeooo:paragraph-rsid="0006a5a1" style:font-size-asian="12.25pt" style:font-size-complex="14pt"/>
    </style:style>
    <style:style style:name="P3" style:family="paragraph" style:parent-style-name="Table_20_Contents">
      <style:paragraph-properties fo:margin-top="0cm" fo:margin-bottom="0.499cm" loext:contextual-spacing="false"/>
      <style:text-properties fo:color="#c9211e" fo:font-size="13pt" officeooo:rsid="0007f894" officeooo:paragraph-rsid="0007f894" style:font-size-asian="11.3500003814697pt" style:font-size-complex="13pt"/>
    </style:style>
    <style:style style:name="P4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4a4f59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5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4a4f59" style:text-line-through-style="none" style:text-line-through-type="none" style:font-name="Arial" fo:font-size="10pt" fo:font-style="normal" style:text-underline-style="none" fo:font-weight="normal" officeooo:paragraph-rsid="0007f894" style:text-blinking="false" fo:background-color="transparent"/>
    </style:style>
    <style:style style:name="P6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4a4f59" style:text-line-through-style="none" style:text-line-through-type="none" style:text-underline-style="none" style:text-blinking="false" fo:background-color="transparent"/>
    </style:style>
    <style:style style:name="P7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c9211e" style:text-line-through-style="none" style:text-line-through-type="none" style:font-name="Arial" fo:font-size="14pt" fo:font-style="normal" style:text-underline-style="none" fo:font-weight="normal" officeooo:rsid="000348b9" officeooo:paragraph-rsid="000348b9" style:text-blinking="false" fo:background-color="transparent" style:font-size-asian="12.25pt" style:font-size-complex="14pt"/>
    </style:style>
    <style:style style:name="P8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c9211e" style:text-line-through-style="none" style:text-line-through-type="none" style:font-name="Arial" fo:font-size="13pt" fo:font-style="normal" style:text-underline-style="none" fo:font-weight="normal" officeooo:rsid="0004d450" officeooo:paragraph-rsid="0004d450" style:text-blinking="false" fo:background-color="transparent" style:font-size-asian="11.3500003814697pt" style:font-size-complex="13pt"/>
    </style:style>
    <style:style style:name="P9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c9211e" style:text-line-through-style="none" style:text-line-through-type="none" style:font-name="Arial" fo:font-size="13pt" fo:font-style="normal" style:text-underline-style="none" fo:font-weight="normal" officeooo:rsid="00093e6b" officeooo:paragraph-rsid="00093e6b" style:text-blinking="false" fo:background-color="transparent" style:font-size-asian="11.3500003814697pt" style:font-size-complex="13pt"/>
    </style:style>
    <style:style style:name="T1" style:family="text">
      <style:text-properties style:font-name="Arial" fo:font-size="10pt" fo:font-style="normal" fo:font-weight="normal"/>
    </style:style>
    <style:style style:name="T2" style:family="text">
      <style:text-properties fo:color="#c9211e"/>
    </style:style>
    <style:style style:name="T3" style:family="text">
      <style:text-properties fo:color="#c9211e" fo:font-size="14pt" officeooo:rsid="0004d450" style:font-size-asian="12.25pt" style:font-size-complex="14pt"/>
    </style:style>
    <style:style style:name="T4" style:family="text">
      <style:text-properties fo:color="#c9211e" fo:font-size="13pt" officeooo:rsid="000348b9" style:font-size-asian="11.3500003814697pt" style:font-size-complex="13pt"/>
    </style:style>
    <style:style style:name="T5" style:family="text">
      <style:text-properties fo:color="#c9211e" fo:font-size="13pt" officeooo:rsid="0004d450" style:font-size-asian="11.3500003814697pt" style:font-size-complex="13pt"/>
    </style:style>
    <style:style style:name="T6" style:family="text">
      <style:text-properties fo:color="#c9211e" fo:font-size="13pt" officeooo:rsid="0006a5a1" style:font-size-asian="11.3500003814697pt" style:font-size-complex="13pt"/>
    </style:style>
    <style:style style:name="T7" style:family="text">
      <style:text-properties fo:color="#c9211e" fo:font-size="13pt" officeooo:rsid="0007f894" style:font-size-asian="11.3500003814697pt" style:font-size-complex="13pt"/>
    </style:style>
    <style:style style:name="T8" style:family="text">
      <style:text-properties fo:color="#c9211e" fo:font-size="13pt" officeooo:rsid="000348b9" style:font-size-asian="11.3500003814697pt" style:font-weight-asian="normal" style:font-size-complex="13pt" style:font-weight-complex="normal"/>
    </style:style>
    <style:style style:name="T9" style:family="text">
      <style:text-properties fo:color="#c9211e" style:font-name="Arial" fo:font-size="12pt" fo:font-style="normal" fo:font-weight="normal" style:font-size-asian="10.5pt" style:font-size-complex="12pt"/>
    </style:style>
    <style:style style:name="T10" style:family="text">
      <style:text-properties fo:color="#c9211e" style:font-name="Arial" fo:font-size="12pt" fo:font-style="normal" fo:font-weight="normal" officeooo:rsid="0004d450" style:font-size-asian="10.5pt" style:font-size-complex="12pt"/>
    </style:style>
    <style:style style:name="T11" style:family="text">
      <style:text-properties fo:color="#c9211e" style:font-name="Arial" fo:font-size="13pt" fo:font-style="normal" fo:font-weight="normal" officeooo:rsid="0004d450" style:font-size-asian="11.3500003814697pt" style:font-size-complex="13pt"/>
    </style:style>
    <style:style style:name="T12" style:family="text">
      <style:text-properties fo:color="#c9211e" fo:font-size="12pt" officeooo:rsid="00093e6b" style:font-size-asian="10.5pt" style:font-size-complex="12pt"/>
    </style:style>
    <style:style style:name="T13" style:family="text">
      <style:text-properties fo:font-variant="normal" fo:text-transform="none" fo:color="#4a4f59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style:text-line-through-style="none" style:text-line-through-type="none" style:font-name="Arial" fo:font-size="10pt" fo:font-style="normal" style:text-underline-style="none" fo:font-weight="normal" officeooo:rsid="00093e6b" style:text-blinking="false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docs-internal-guid-ca2f771d-7fff-2214-71f4-acc73032a866"/></text:p>
      <table:table table:name="Tableau1" table:style-name="Tableau1">
        <table:table-column table:style-name="Tableau1.A"/>
        <table:table-row table:style-name="TableLine94485572123072">
          <table:table-cell table:style-name="Tableau1.A1" office:value-type="string">
            <text:p text:style-name="P4">#!/bin/bash</text:p>
            <text:p text:style-name="P4">################################################################################</text:p>
            <text:p text:style-name="P4"># Author: Abdelmajid Elhamdaoui. Refrence: Yenthe Van Ginneken</text:p>
            <text:p text:style-name="P4">################################################################################</text:p>
            <text:p text:style-name="P6"> </text:p>
            <text:p text:style-name="P4">##fixed parameters</text:p>
            <text:p text:style-name="P4">#odoo</text:p>
            <text:p text:style-name="P4">OE_USER="odoo"</text:p>
            <text:p text:style-name="P4">OE_HOME="/opt/$OE_USER"</text:p>
            <text:p text:style-name="P4">OE_HOME_EXT="/opt/$OE_USER/odoo-server"</text:p>
            <text:p text:style-name="P4">#The default port where this Odoo instance will run under (provided you use the command -c in the terminal)</text:p>
            <text:p text:style-name="P4">#Set to true if you want to install it, false if you don't need it or have it already installed.</text:p>
            <text:p text:style-name="P4">INSTALL_WKHTMLTOPDF="True"</text:p>
            <text:p text:style-name="P4">#Set to true if you want to install it, false if you don't need it or have it already installed.</text:p>
            <text:p text:style-name="P4">INSTALL_POSTGRESQL="True"</text:p>
            <text:p text:style-name="P4">CREATE_USER_POSTGRESQL="True"</text:p>
            <text:p text:style-name="P4">INSTALL_NGINX = "True"</text:p>
            <text:p text:style-name="P4">ADD_SSL = "False"</text:p>
            <text:p text:style-name="P4">SSL_PEM_KEY = "False"</text:p>
            <text:p text:style-name="P4">SSL_PRV_KEY = "False"</text:p>
            <text:p text:style-name="P4">#Set the default Odoo port (you still have to use -c /etc/odoo-server.conf for example to use this.)</text:p>
            <text:p text:style-name="P4">OE_PORT="8015"</text:p>
            <text:p text:style-name="P4">SERVER_NAME = "localhost" # test.odoo.com || 13.17.16.15</text:p>
            <text:p text:style-name="P4">#Choose the Odoo version which you want to install. For example: 10.0, 9.0, 8.0, 7.0 or saas-6. When using 'trunk' the master version will be installed.</text:p>
            <text:p text:style-name="P4">#IMPORTANT! This script contains extra libraries that are specifically needed for Odoo 10.0</text:p>
            <text:p text:style-name="P4">OE_VERSION="15.0"</text:p>
            <text:p text:style-name="P4"># Set this to True if you want to install Odoo 10 Enterprise!</text:p>
            <text:p text:style-name="P4">IS_ENTERPRISE="True"</text:p>
            <text:p text:style-name="P4">#set the superadmin password</text:p>
            <text:p text:style-name="P4">OE_SUPERADMIN="@8zz%&amp;RBtAN78!Cms5@1"</text:p>
            <text:p text:style-name="P4">OE_CONFIG="${OE_USER}-server"</text:p>
            <text:p text:style-name="P1"/>
            <text:p text:style-name="P4">#Set the database config</text:p>
            <text:p text:style-name="P4">DB_HOST="127.0.0.1"</text:p>
            <text:p text:style-name="P4">DB_PORT="5432"</text:p>
            <text:p text:style-name="P4">DB_USER=$OE_USER</text:p>
            <text:p text:style-name="P4">DB_PASSWORD="LEGEND"</text:p>
            <text:p text:style-name="P1"/>
            <text:p text:style-name="P4"># OCA Modules</text:p>
            <text:p text:style-name="P4">REP_OCA_WEB="https://github.com/OCA/web.git"</text:p>
            <text:p text:style-name="P4">REP_OCA_SERVER_TOOLS="https://github.com/OCA/server-tools.git"</text:p>
            <text:p text:style-name="P4"><text:soft-page-break/>REP_OCA_SERVER_UX="https://github.com/OCA/server-ux.git"</text:p>
            <text:p text:style-name="P4">REP_OCA_REPORT_ENGINE="https://github.com/OCA/reporting-engine.git"</text:p>
            <text:p text:style-name="P4">REP_OCA_ACC_FIN_TOOLS="https://github.com/OCA/account-financial-tools.git"</text:p>
            <text:p text:style-name="P4">REP_QUEUE="https://github.com/OCA/queue.git"</text:p>
            <text:p text:style-name="P4">REP_CUSTOM_1="False"</text:p>
            <text:p text:style-name="P4">REP_CUSTOM_1_NAME=""</text:p>
            <text:p text:style-name="P4">REP_CUSTOM_1_BRANCH=$OE_VERSION</text:p>
            <text:p text:style-name="P1"/>
            <text:p text:style-name="P4">##</text:p>
            <text:p text:style-name="P4">###  WKHTMLTOPDF download links</text:p>
            <text:p text:style-name="P4">## === Ubuntu Trusty x64 &amp; x32 === (for other distributions please replace these two links,</text:p>
            <text:p text:style-name="P4">## in order to have correct version of wkhtmltox installed, for a danger note refer to </text:p>
            <text:p text:style-name="P4">## https://www.odoo.com/documentation/8.0/setup/install.html#deb ):</text:p>
            <text:p text:style-name="P4">WKHTMLTOX_X64=https://github.com/wkhtmltopdf/wkhtmltopdf/releases/download/0.12.5/wkhtmltox_0.12.5-1.bionic_amd64.deb</text:p>
            <text:p text:style-name="P4">WKHTMLTOX_X32=<text:a xlink:type="simple" xlink:href="https://github.com/wkhtmltopdf/wkhtmltopdf/releases/download/0.12.5/wkhtmltox_0.12.5-1.bionic_i386.deb" text:style-name="Internet_20_link" text:visited-style-name="Visited_20_Internet_20_Link">https://github.com/wkhtmltopdf/wkhtmltopdf/releases/download/0.12.5/wkhtmltox_0.12.5-1.bionic_i386.deb</text:a></text:p>
            <text:p text:style-name="P4"/>
            <text:p text:style-name="P7">|||| POUR LA DECLARATION DES VARIABLES (en haut)</text:p>
            <text:p text:style-name="P1"/>
            <text:p text:style-name="P4">#--------------------------------------------------</text:p>
            <text:p text:style-name="P4"># Update Server</text:p>
            <text:p text:style-name="P4">#--------------------------------------------------</text:p>
            <text:p text:style-name="P4">echo -e "\n---- Update Server ----" <text:span text:style-name="T4">|| Commande qui écrit un commentaire</text:span></text:p>
            <text:p text:style-name="P4">sudo apt-get update <text:span text:style-name="T4">||mise à jour</text:span></text:p>
            <text:p text:style-name="P4">sudo apt-get upgrade -y <text:span text:style-name="T8">|| Forcer la mise à jour</text:span></text:p>
            <text:p text:style-name="P1"/>
            <text:p text:style-name="P4">#--------------------------------------------------</text:p>
            <text:p text:style-name="P4"># Install PostgreSQL Server</text:p>
            <text:p text:style-name="P4">#--------------------------------------------------</text:p>
            <text:p text:style-name="P1"/>
            <text:p text:style-name="P4">if [ $INSTALL_POSTGRESQL = "True" ]; then <text:span text:style-name="T4">|| si la condition est vrai on install le SGBD postgreSQL</text:span></text:p>
            <text:p text:style-name="P4">echo -e "\n---- Install PostgreSQL Server ----"</text:p>
            <text:p text:style-name="P4">sudo apt-get install postgresql -y</text:p>
            <text:p text:style-name="P1"/>
            <text:p text:style-name="P4">echo -e "\n---- Creating the ODOO PostgreSQL User  ----"</text:p>
            <text:p text:style-name="P4">sudo su - postgres -c "createuser -s $OE_USER" 2&gt; /dev/null || true <text:span text:style-name="T4">|| crée l’utilisateur qui va gérer la BDD </text:span><text:span text:style-name="T5">s’il est declarer (dans les variable) 2 : indique l’erreur pour </text:span><text:soft-page-break/><text:span text:style-name="T5">dev/null</text:span></text:p>
            <text:p text:style-name="P4">else</text:p>
            <text:p text:style-name="P4">sudo apt install postgresql-client-common </text:p>
            <text:p text:style-name="P4">sudo apt-get install -y postgresql-client</text:p>
            <text:p text:style-name="P4">echo -e "\n POSTGRESQL isn't installed due to the choice of the user! and no postgresql user have been created"</text:p>
            <text:p text:style-name="P4">fi </text:p>
            <text:p text:style-name="P8">|| sinon on installe postgre sans crée un utilisateur</text:p>
            <text:p text:style-name="P1"/>
            <text:p text:style-name="P4">sudo apt-get install --reinstall libpq-dev</text:p>
            <text:p text:style-name="P4">#psql -U postgres -c "ALTER USER $OE_USER WITH PASSWORD '$DB_PASSWORD'"</text:p>
            <text:p text:style-name="P4">#--------------------------------------------------</text:p>
            <text:p text:style-name="P4"># Install Dependencies</text:p>
            <text:p text:style-name="P4">#--------------------------------------------------</text:p>
            <text:p text:style-name="P4">echo -e "\n---- Install/upgrade Python 3 Pip and other depends"</text:p>
            <text:p text:style-name="P4">sudo apt install git python3-pip build-essential wget python3-dev python3-venv python3-wheel libxslt-dev libzip-dev libldap2-dev libsasl2-dev python3-setuptools node-less -y</text:p>
            <text:p text:style-name="P4">sudo pip3 install --upgrade pip</text:p>
            <text:p text:style-name="P4">sudo pip3 install Werkzeug==0.11.15</text:p>
            <text:p text:style-name="P4">echo -e "\n---- Pip current version ---" &amp;&amp; pip3 --version</text:p>
            <text:p text:style-name="P1"/>
            <text:p text:style-name="P4">echo -e "\n---- Install tool packages ----"</text:p>
            <text:p text:style-name="P4">sudo apt-get install wget git python3-pip gdebi-core -y</text:p>
            <text:p text:style-name="P1"/>
            <text:p text:style-name="P4">echo -e "\n---- Install python packages/librairies ----"</text:p>
            <text:p text:style-name="P4">sudo pip3 install Babel decorator docutils ebaysdk feedparser gevent html2text Jinja2 lxml Mako MarkupSafe mock num2words ofxparse passlib Pillow psutil psycogreen pydot pyparsing PyPDF2 pyserial python-dateutil python-openid pytz pyusb PyYAML qrcode reportlab requests six suds-jurko vatnumber vobject XlsxWriter xlwt xlrd gdata</text:p>
            <text:p text:style-name="P4">sudo pip3 install greenlet==1.1.0</text:p>
            <text:p text:style-name="P4">sudo pip3 install libsass==0.12.3</text:p>
            <text:p text:style-name="P4">sudo pip3 install Werkzeug==0.14.1</text:p>
            <text:p text:style-name="P4">echo -e "\n--- Install other required packages"</text:p>
            <text:p text:style-name="P4">sudo apt-get install node-clean-css -y</text:p>
            <text:p text:style-name="P4">sudo apt-get install node-less -y</text:p>
            <text:p text:style-name="P4">sudo apt-get install python3-gevent -y</text:p>
            <text:p text:style-name="P4">sudo apt-get install python3-psycopg2 -y</text:p>
            <text:p text:style-name="P1"><text:line-break/></text:p>
            <text:p text:style-name="P4"># after last update in Ubuntu 18.04 LTS</text:p>
            <text:p text:style-name="P4">sudo pip3 install babel PyPDF2 passlib werkzeug lxml decorator Pillow psutil html2text docutils suds-jurko</text:p>
            <text:p text:style-name="P4"><text:soft-page-break/>sudo pip3 install matplotlib</text:p>
            <text:p text:style-name="P4">sudo apt-get install python3-reportlab</text:p>
            <text:p text:style-name="P4">sudo apt-get install python3-dateutil python3-psycopg2</text:p>
            <text:p text:style-name="P4">#####</text:p>
            <text:p text:style-name="P1"><text:line-break/><text:span text:style-name="T3">|| installation des packets nécessaire ( en haut)</text:span></text:p>
            <text:p text:style-name="P4">#--------------------------------------------------</text:p>
            <text:p text:style-name="P4"># Install Wkhtmltopdf if needed</text:p>
            <text:p text:style-name="P4">#--------------------------------------------------</text:p>
            <text:p text:style-name="P4">if [ $INSTALL_WKHTMLTOPDF = "True" ]; then</text:p>
            <text:p text:style-name="P6">  <text:span text:style-name="T1">rm -rf /usr/bin/wkhtmltopdf</text:span></text:p>
            <text:p text:style-name="P6">  <text:span text:style-name="T1">rm -rf /usr/bin/wkhtmltoimage</text:span></text:p>
            <text:p text:style-name="P6">  <text:span text:style-name="T1">wget http://archive.ubuntu.com/ubuntu/pool/main/o/openssl/libssl1.1_1.1.0g-2ubuntu4_amd64.deb</text:span></text:p>
            <text:p text:style-name="P6">  <text:span text:style-name="T1">sudo dpkg -i libssl1.1_1.1.0g-2ubuntu4_amd64.deb</text:span><text:span text:style-name="T9"> </text:span><text:span text:style-name="T10">|| dpkg : installer/supprimer/gérer des package</text:span><text:span text:style-name="T9"> </text:span></text:p>
            <text:p text:style-name="P6">  <text:span text:style-name="T1">sudo apt-get update -y</text:span></text:p>
            <text:p text:style-name="P6">  <text:span text:style-name="T1">sudo apt-get install -y xfonts-base</text:span></text:p>
            <text:p text:style-name="P6">  <text:span text:style-name="T1">sudo apt-get install -y xfonts-75dpi</text:span></text:p>
            <text:p text:style-name="P1"/>
            <text:p text:style-name="P6">  <text:span text:style-name="T1">echo -e "\n---- Install wkhtml and place shortcuts on correct place for ODOO 10 ----"</text:span></text:p>
            <text:p text:style-name="P6">  <text:span text:style-name="T1">#pick up correct one from x64 &amp; x32 versions:</text:span></text:p>
            <text:p text:style-name="P6">  <text:span text:style-name="T1">if [ "`getconf LONG_BIT`" == "64" ]; then</text:span></text:p>
            <text:p text:style-name="P6">      <text:span text:style-name="T1">_url=$WKHTMLTOX_X64</text:span></text:p>
            <text:p text:style-name="P6">  <text:span text:style-name="T1">else</text:span></text:p>
            <text:p text:style-name="P6">      <text:span text:style-name="T1">_url=$WKHTMLTOX_X32</text:span></text:p>
            <text:p text:style-name="P6">  <text:span text:style-name="T1">fi</text:span></text:p>
            <text:p text:style-name="P6">  <text:span text:style-name="T1">sudo wget $_url</text:span></text:p>
            <text:p text:style-name="P6">  <text:span text:style-name="T1">sudo dpkg -i `basename $_url`</text:span></text:p>
            <text:p text:style-name="P6">  <text:span text:style-name="T1">sudo apt install -f</text:span></text:p>
            <text:p text:style-name="P6">  <text:span text:style-name="T1">sudo ln -s /usr/local/bin/wkhtmltopdf /usr/bin </text:span><text:span text:style-name="T11">|| crée un lien symbolique</text:span></text:p>
            <text:p text:style-name="P6">  <text:span text:style-name="T1">sudo ln -s /usr/local/bin/wkhtmltoimage /usr/bin</text:span></text:p>
            <text:p text:style-name="P4">else</text:p>
            <text:p text:style-name="P6">  <text:span text:style-name="T1">echo "Wkhtmltopdf isn't installed due to the choice of the user!"</text:span></text:p>
            <text:p text:style-name="P4">fi</text:p>
            <text:p text:style-name="P2">|| crée l’utilisateur qui va executer odoo</text:p>
            <text:p text:style-name="P4">echo -e "\n---- Create ODOO system user ----"</text:p>
            <text:p text:style-name="P4">sudo adduser --system --quiet --shell=/bin/bash --home=$OE_HOME --gecos 'ODOO' --group $OE_USER</text:p>
            <text:p text:style-name="P4">#The user should also be added to the sudo'ers group.</text:p>
            <text:p text:style-name="P4"><text:soft-page-break/>sudo adduser $OE_USER sudo</text:p>
            <text:p text:style-name="P1"/>
            <text:p text:style-name="P4">echo -e "\n---- Create Log directory ----"</text:p>
            <text:p text:style-name="P4">sudo mkdir /var/log/$OE_USER</text:p>
            <text:p text:style-name="P4">sudo chown $OE_USER:$OE_USER /var/log/$OE_USER <text:span text:style-name="T6">|| définir l’utilisateur propriétaire de ce dossier log</text:span></text:p>
            <text:p text:style-name="P1"/>
            <text:p text:style-name="P4">#--------------------------------------------------</text:p>
            <text:p text:style-name="P4"># Install ODOO</text:p>
            <text:p text:style-name="P4">#--------------------------------------------------</text:p>
            <text:p text:style-name="P4">echo -e "\n==== Installing ODOO Server ===="</text:p>
            <text:p text:style-name="P4">sudo git clone --depth 1 --branch $OE_VERSION https://www.github.com/odoo/odoo $OE_HOME_EXT/</text:p>
            <text:p text:style-name="P1"/>
            <text:p text:style-name="P4"># --- install requirements odoo 12</text:p>
            <text:p text:style-name="P4">sudo pip3 install wheel</text:p>
            <text:p text:style-name="P4">sudo pip3 install -r $OE_HOME_EXT/requirements.txt</text:p>
            <text:p text:style-name="P1"/>
            <text:p text:style-name="P4">if [ $IS_ENTERPRISE = "True" ]; then</text:p>
            <text:p text:style-name="P6">    <text:span text:style-name="T1"># Odoo Enterprise install!</text:span></text:p>
            <text:p text:style-name="P6">    <text:span text:style-name="T1">echo -e "\n--- Create symlink for node"</text:span></text:p>
            <text:p text:style-name="P6">    <text:span text:style-name="T1">sudo ln -s /usr/bin/nodejs /usr/bin/node</text:span></text:p>
            <text:p text:style-name="P6">    <text:span text:style-name="T1">sudo su $OE_USER -c "mkdir $OE_HOME/enterprise"</text:span></text:p>
            <text:p text:style-name="P6">    <text:span text:style-name="T1">sudo su $OE_USER -c "mkdir $OE_HOME/enterprise/addons"</text:span></text:p>
            <text:p text:style-name="P1"/>
            <text:p text:style-name="P6">    <text:span text:style-name="T1">GITHUB_RESPONSE=$(sudo git clone --depth 1 --branch $OE_VERSION https://www.github.com/odoo/enterprise "$OE_HOME/enterprise/addons" 2&gt;&amp;1)</text:span></text:p>
            <text:p text:style-name="P6">    <text:span text:style-name="T1">while [[ $GITHUB_RESPONSE == *"Authentication"* ]]; do</text:span></text:p>
            <text:p text:style-name="P6">        <text:span text:style-name="T1">echo "------------------------WARNING------------------------------"</text:span></text:p>
            <text:p text:style-name="P6">        <text:span text:style-name="T1">echo "Your authentication with Github has failed! Please try again."</text:span></text:p>
            <text:p text:style-name="P6">        <text:span text:style-name="T1">printf "In order to clone and install the Odoo enterprise version you \nneed to be an offical Odoo partner and you need access to\nhttp://github.com/odoo/enterprise.\n"</text:span></text:p>
            <text:p text:style-name="P6">        <text:span text:style-name="T1">echo "TIP: Press ctrl+c to stop this script."</text:span></text:p>
            <text:p text:style-name="P6">        <text:span text:style-name="T1">echo "-------------------------------------------------------------"</text:span></text:p>
            <text:p text:style-name="P6">        <text:span text:style-name="T1">echo " "</text:span></text:p>
            <text:p text:style-name="P6">        <text:span text:style-name="T1">GITHUB_RESPONSE=$(sudo git clone --depth 1 --branch $OE_VERSION https://www.github.com/odoo/enterprise "$OE_HOME/enterprise/addons" 2&gt;&amp;1)</text:span></text:p>
            <text:p text:style-name="P6">    <text:span text:style-name="T1">done</text:span></text:p>
            <text:p text:style-name="P1"><text:soft-page-break/></text:p>
            <text:p text:style-name="P6">    <text:span text:style-name="T1">echo -e "\n---- Added Enterprise code under $OE_HOME/enterprise/addons ----"</text:span></text:p>
            <text:p text:style-name="P6">    <text:span text:style-name="T1">echo -e "\n---- Installing Enterprise specific libraries ----"</text:span></text:p>
            <text:p text:style-name="P6">    <text:span text:style-name="T1">sudo apt-get install nodejs npm</text:span></text:p>
            <text:p text:style-name="P6">    <text:span text:style-name="T1">sudo npm install -g less</text:span></text:p>
            <text:p text:style-name="P6">    <text:span text:style-name="T1">sudo npm install -g less-plugin-clean-css</text:span></text:p>
            <text:p text:style-name="P4">fi</text:p>
            <text:p text:style-name="P1"/>
            <text:p text:style-name="P4">echo -e "\n---------------------------OCA----------------------------"</text:p>
            <text:p text:style-name="P4">sudo su $OE_USER -c "mkdir $OE_HOME/OCA"</text:p>
            <text:p text:style-name="P1"/>
            <text:p text:style-name="P4">if [ $REP_OCA_WEB != "False" ]; then </text:p>
            <text:p text:style-name="P4">echo -e "\n==== Download OCA WEB ===="</text:p>
            <text:p text:style-name="P4">sudo su $OE_USER -c "mkdir $OE_HOME/OCA/web"</text:p>
            <text:p text:style-name="P4">sudo git clone --depth 1 --branch $OE_VERSION $REP_OCA_WEB $OE_HOME/OCA/web</text:p>
            <text:p text:style-name="P4">fi</text:p>
            <text:p text:style-name="P1"/>
            <text:p text:style-name="P4">if [ $REP_OCA_SERVER_TOOLS != "False" ]; then</text:p>
            <text:p text:style-name="P4">echo -e "\n==== Download OCA Server-tools ===="</text:p>
            <text:p text:style-name="P4">sudo su $OE_USER -c "mkdir $OE_HOME/OCA/server-tools"</text:p>
            <text:p text:style-name="P4">sudo git clone --depth 1 --branch $OE_VERSION $REP_OCA_SERVER_TOOLS $OE_HOME/OCA/server-tools</text:p>
            <text:p text:style-name="P4">fi</text:p>
            <text:p text:style-name="P1"/>
            <text:p text:style-name="P4">if [ $REP_OCA_SERVER_UX != "False" ]; then</text:p>
            <text:p text:style-name="P4">echo -e "\n==== Download OCA SERVER-UX ===="</text:p>
            <text:p text:style-name="P4">sudo su $OE_USER -c "mkdir $OE_HOME/OCA/server-ux"</text:p>
            <text:p text:style-name="P4">sudo git clone --depth 1 --branch $OE_VERSION $REP_OCA_SERVER_UX $OE_HOME/OCA/server-ux</text:p>
            <text:p text:style-name="P4">fi</text:p>
            <text:p text:style-name="P1"/>
            <text:p text:style-name="P4">if [ $REP_OCA_REPORT_ENGINE != "False" ]; then</text:p>
            <text:p text:style-name="P4">echo -e "\n==== Download OCA Report-engine ===="</text:p>
            <text:p text:style-name="P4">sudo su $OE_USER -c "mkdir $OE_HOME/OCA/report-engine"</text:p>
            <text:p text:style-name="P4">sudo git clone --depth 1 --branch $OE_VERSION $REP_OCA_REPORT_ENGINE $OE_HOME/OCA/report-engine</text:p>
            <text:p text:style-name="P4">echo -e "\n==== Download OCA QUEUE ===="</text:p>
            <text:p text:style-name="P4">sudo su $OE_USER -c "mkdir $OE_HOME/OCA/queue"</text:p>
            <text:p text:style-name="P4">sudo git clone --depth 1 --branch $OE_VERSION $REP_QUEUE $OE_HOME/OCA/queue</text:p>
            <text:p text:style-name="P4">fi</text:p>
            <text:p text:style-name="P1"><text:soft-page-break/></text:p>
            <text:p text:style-name="P4">if [ $REP_OCA_ACC_FIN_TOOLS != "False" ]; then</text:p>
            <text:p text:style-name="P4">echo -e "\n==== Download OCA Report-engine ===="</text:p>
            <text:p text:style-name="P4">sudo su $OE_USER -c "mkdir $OE_HOME/OCA/account-financial-tools"</text:p>
            <text:p text:style-name="P4">sudo git clone --depth 1 --branch $OE_VERSION $REP_OCA_ACC_FIN_TOOLS $OE_HOME/OCA/account-financial-tools</text:p>
            <text:p text:style-name="P4">fi</text:p>
            <text:p text:style-name="P5"><text:span text:style-name="T7">|| on installe les package qui existe dans les conditions s’ils n’ont pas installer</text:span></text:p>
            <text:p text:style-name="P4">echo -e "\n---- Create custom module directory ----"</text:p>
            <text:p text:style-name="P4">sudo su $OE_USER -c "mkdir $OE_HOME/custom"</text:p>
            <text:p text:style-name="P4">sudo su $OE_USER -c "mkdir $OE_HOME/custom/addons"</text:p>
            <text:p text:style-name="P1"/>
            <text:p text:style-name="P4">if [ $REP_CUSTOM_1 != "False" ]; then</text:p>
            <text:p text:style-name="P4">echo -e "\n==== Download REP_CUSTOM_1 custom ===="</text:p>
            <text:p text:style-name="P4">sudo su $OE_USER -c "mkdir $OE_HOME/custom/$REP_CUSTOM_1_NAME"</text:p>
            <text:p text:style-name="P4">sudo git clone --depth 1 --branch $REP_CUSTOM_1_BRANCH $REP_CUSTOM_1 $OE_HOME/custom/$REP_CUSTOM_1_NAME</text:p>
            <text:p text:style-name="P4">fi</text:p>
            <text:p text:style-name="P1"/>
            <text:p text:style-name="P4">echo -e "\n---- Setting permissions on home folder ----"</text:p>
            <text:p text:style-name="P4">sudo chown -R $OE_USER:$OE_USER $OE_HOME/* <text:span text:style-name="T7">|| gérer les droit d’accée</text:span></text:p>
            <text:p text:style-name="P1"/>
            <text:p text:style-name="P4">echo -e "* Create server config file"</text:p>
            <text:p text:style-name="P4">sudo su root -c "echo '[options]' &gt; /etc/${OE_CONFIG}.conf"</text:p>
            <text:p text:style-name="P4">sudo chown $OE_USER:$OE_USER /etc/${OE_CONFIG}.conf</text:p>
            <text:p text:style-name="P4">sudo chmod 640 /etc/${OE_CONFIG}.conf</text:p>
            <text:p text:style-name="P1"/>
            <text:p text:style-name="P4">echo -e "* Change server config file"</text:p>
            <text:p text:style-name="P4">sudo su root -c "echo 'admin_passwd = $OE_SUPERADMIN' &gt;&gt; /etc/${OE_CONFIG}.conf"</text:p>
            <text:p text:style-name="P4">sudo su root -c "echo 'db_host = $DB_HOST' &gt;&gt; /etc/${OE_CONFIG}.conf"</text:p>
            <text:p text:style-name="P4">sudo su root -c "echo 'db_port = $DB_PORT' &gt;&gt; /etc/${OE_CONFIG}.conf"</text:p>
            <text:p text:style-name="P4">sudo su root -c "echo 'db_user = $DB_USER' &gt;&gt; /etc/${OE_CONFIG}.conf"</text:p>
            <text:p text:style-name="P4">sudo su root -c "echo 'db_password = $DB_PASSWORD' &gt;&gt; /etc/${OE_CONFIG}.conf"</text:p>
            <text:p text:style-name="P4">sudo su root -c "echo -n 'addons_path = ' &gt;&gt; /etc/${OE_CONFIG}.conf"</text:p>
            <text:p text:style-name="P4">if [  $IS_ENTERPRISE = "True" ]; then</text:p>
            <text:p text:style-name="P6">    <text:span text:style-name="T1">sudo su root -c "echo -n '$OE_HOME/enterprise/addons,$OE_HOME_EXT/addons,$OE_HOME/custom/addons' &gt;&gt; /etc/${OE_CONFIG}.conf"</text:span></text:p>
            <text:p text:style-name="P4">else</text:p>
            <text:p text:style-name="P6">    <text:span text:style-name="T1">sudo su root -c "echo -n '$OE_HOME_EXT/addons,$OE_HOME/custom/addons' &gt;&gt; /etc/${OE_CONFIG}.conf"</text:span></text:p>
            <text:p text:style-name="P4"><text:soft-page-break/>fi</text:p>
            <text:p text:style-name="P1"/>
            <text:p text:style-name="P4">if [ $REP_OCA_WEB != "False" ]; then</text:p>
            <text:p text:style-name="P4">sudo su root -c "echo -n ',$OE_HOME/OCA/web' &gt;&gt; /etc/${OE_CONFIG}.conf"</text:p>
            <text:p text:style-name="P4">fi</text:p>
            <text:p text:style-name="P1"/>
            <text:p text:style-name="P4">if [ $REP_OCA_SERVER_TOOLS != "False" ]; then</text:p>
            <text:p text:style-name="P4">sudo su root -c "echo -n ',$OE_HOME/OCA/server-tools' &gt;&gt; /etc/${OE_CONFIG}.conf"</text:p>
            <text:p text:style-name="P4">fi</text:p>
            <text:p text:style-name="P1"/>
            <text:p text:style-name="P4">if [ $REP_OCA_SERVER_UX != "False" ]; then</text:p>
            <text:p text:style-name="P4">sudo su root -c "echo -n ',$OE_HOME/OCA/server-ux' &gt;&gt; /etc/${OE_CONFIG}.conf"</text:p>
            <text:p text:style-name="P4">fi</text:p>
            <text:p text:style-name="P1"/>
            <text:p text:style-name="P4">if [ $REP_OCA_REPORT_ENGINE != "False" ]; then</text:p>
            <text:p text:style-name="P4">sudo su root -c "echo -n ',$OE_HOME/OCA/report-engine' &gt;&gt; /etc/${OE_CONFIG}.conf"</text:p>
            <text:p text:style-name="P4">sudo su root -c "echo -n ',$OE_HOME/OCA/queue' &gt;&gt; /etc/${OE_CONFIG}.conf"</text:p>
            <text:p text:style-name="P4">fi</text:p>
            <text:p text:style-name="P1"/>
            <text:p text:style-name="P4">if [ $REP_OCA_ACC_FIN_TOOLS != "False" ]; then</text:p>
            <text:p text:style-name="P4">sudo su root -c "echo -n ',$OE_HOME/OCA/account-financial-tools' &gt;&gt; /etc/${OE_CONFIG}.conf"</text:p>
            <text:p text:style-name="P4">fi</text:p>
            <text:p text:style-name="P3">|| si les package qui existe dans les condition sont déjà installer on écrit ce qui écrit avec ‘echo’ sur le fichier $<text:span text:style-name="T14">{OE_CONFIG}.conf </text:span><text:span text:style-name="T15">(en haut)</text:span></text:p>
            <text:p text:style-name="P4">sudo su root -c "echo ' ' &gt;&gt; /etc/${OE_CONFIG}.conf"</text:p>
            <text:p text:style-name="P1"/>
            <text:p text:style-name="P4">#logfile</text:p>
            <text:p text:style-name="P4">sudo su root -c "echo 'logfile = /var/log/$OE_USER/$OE_CONFIG$1.log' &gt;&gt; /etc/${OE_CONFIG}.conf"</text:p>
            <text:p text:style-name="P4">sudo su root -c "echo 'logrotate = True' &gt;&gt; /etc/${OE_CONFIG}.conf"</text:p>
            <text:p text:style-name="P1"/>
            <text:p text:style-name="P4">echo -e "* Change default xmlrpc port"</text:p>
            <text:p text:style-name="P4">sudo su root -c "echo 'xmlrpc_port = $OE_PORT' &gt;&gt; /etc/${OE_CONFIG}.conf"</text:p>
            <text:p text:style-name="P1"/>
            <text:p text:style-name="P4">echo -e "* Create startup file"</text:p>
            <text:p text:style-name="P4">sudo su root -c "echo '#!/bin/sh' &gt; $OE_HOME_EXT/start.sh"</text:p>
            <text:p text:style-name="P4">sudo su root -c "echo 'sudo -u $OE_USER $OE_HOME_EXT/odoo-bin --config=/etc/${OE_CONFIG}.conf' &gt;&gt; $OE_HOME_EXT/start.sh"</text:p>
            <text:p text:style-name="P4">sudo chmod 755 $OE_HOME_EXT/start.sh</text:p>
            <text:p text:style-name="P1"><text:soft-page-break/></text:p>
            <text:p text:style-name="P4">#--------------------------------------------------</text:p>
            <text:p text:style-name="P4"># Adding ODOO as a deamon (initscript)</text:p>
            <text:p text:style-name="P4">#--------------------------------------------------</text:p>
            <text:p text:style-name="P1"/>
            <text:p text:style-name="P4">echo -e "* Create init file"</text:p>
            <text:p text:style-name="P4">cat &lt;&lt;EOF &gt; ~/$OE_CONFIG</text:p>
            <text:p text:style-name="P4">#!/bin/sh</text:p>
            <text:p text:style-name="P4">### BEGIN INIT INFO</text:p>
            <text:p text:style-name="P4"># Provides: $OE_CONFIG</text:p>
            <text:p text:style-name="P4"># Required-Start: \$remote_fs \$syslog</text:p>
            <text:p text:style-name="P4"># Required-Stop: \$remote_fs \$syslog</text:p>
            <text:p text:style-name="P4"># Should-Start: \$network</text:p>
            <text:p text:style-name="P4"># Should-Stop: \$network</text:p>
            <text:p text:style-name="P4"># Default-Start: 2 3 4 5</text:p>
            <text:p text:style-name="P4"># Default-Stop: 0 1 6</text:p>
            <text:p text:style-name="P4"># Short-Description: Enterprise Business Applications</text:p>
            <text:p text:style-name="P4"># Description: ODOO Business Applications</text:p>
            <text:p text:style-name="P4">### END INIT INFO</text:p>
            <text:p text:style-name="P4">PATH=/bin:/sbin:/usr/bin</text:p>
            <text:p text:style-name="P4">DAEMON=$OE_HOME_EXT/odoo-bin</text:p>
            <text:p text:style-name="P4">NAME=$OE_CONFIG</text:p>
            <text:p text:style-name="P4">DESC=$OE_CONFIG</text:p>
            <text:p text:style-name="P4"># Specify the user name (Default: odoo).</text:p>
            <text:p text:style-name="P4">USER=$OE_USER</text:p>
            <text:p text:style-name="P4"># Specify an alternate config file (Default: /etc/openerp-server.conf).</text:p>
            <text:p text:style-name="P4">CONFIGFILE="/etc/${OE_CONFIG}.conf"</text:p>
            <text:p text:style-name="P4"># pidfile</text:p>
            <text:p text:style-name="P4">PIDFILE=/var/run/\${NAME}.pid</text:p>
            <text:p text:style-name="P4"># Additional options that are passed to the Daemon.</text:p>
            <text:p text:style-name="P4">DAEMON_OPTS="-c \$CONFIGFILE"</text:p>
            <text:p text:style-name="P4">[ -x \$DAEMON ] || exit 0</text:p>
            <text:p text:style-name="P4">[ -f \$CONFIGFILE ] || exit 0</text:p>
            <text:p text:style-name="P4">checkpid() {</text:p>
            <text:p text:style-name="P4">[ -f \$PIDFILE ] || return 1</text:p>
            <text:p text:style-name="P4">pid=\`cat \$PIDFILE\`</text:p>
            <text:p text:style-name="P4">[ -d /proc/\$pid ] &amp;&amp; return 0</text:p>
            <text:p text:style-name="P4">return 1</text:p>
            <text:p text:style-name="P4">}</text:p>
            <text:p text:style-name="P4">case "\${1}" in</text:p>
            <text:p text:style-name="P4">start)</text:p>
            <text:p text:style-name="P4">echo -n "Starting \${DESC}: "</text:p>
            <text:p text:style-name="P4">start-stop-daemon --start --quiet --pidfile \$PIDFILE \</text:p>
            <text:p text:style-name="P4">--chuid \$USER --background --make-pidfile \</text:p>
            <text:p text:style-name="P4"><text:soft-page-break/>--exec \$DAEMON -- \$DAEMON_OPTS</text:p>
            <text:p text:style-name="P4">echo "\${NAME}."</text:p>
            <text:p text:style-name="P4">;;</text:p>
            <text:p text:style-name="P4">stop)</text:p>
            <text:p text:style-name="P4">echo -n "Stopping \${DESC}: "</text:p>
            <text:p text:style-name="P4">start-stop-daemon --stop --quiet --pidfile \$PIDFILE \</text:p>
            <text:p text:style-name="P4">--oknodo</text:p>
            <text:p text:style-name="P4">echo "\${NAME}."</text:p>
            <text:p text:style-name="P4">;;</text:p>
            <text:p text:style-name="P4">restart|force-reload)</text:p>
            <text:p text:style-name="P4">echo -n "Restarting \${DESC}: "</text:p>
            <text:p text:style-name="P4">start-stop-daemon --stop --quiet --pidfile \$PIDFILE \</text:p>
            <text:p text:style-name="P4">--oknodo</text:p>
            <text:p text:style-name="P4">sleep 1</text:p>
            <text:p text:style-name="P4">start-stop-daemon --start --quiet --pidfile \$PIDFILE \</text:p>
            <text:p text:style-name="P4">--chuid \$USER --background --make-pidfile \</text:p>
            <text:p text:style-name="P4">--exec \$DAEMON -- \$DAEMON_OPTS</text:p>
            <text:p text:style-name="P4">echo "\${NAME}."</text:p>
            <text:p text:style-name="P4">;;</text:p>
            <text:p text:style-name="P4">*)</text:p>
            <text:p text:style-name="P4">N=/etc/init.d/\$NAME</text:p>
            <text:p text:style-name="P4">echo "Usage: \$NAME {start|stop|restart|force-reload}" &gt;&amp;2</text:p>
            <text:p text:style-name="P4">exit 1</text:p>
            <text:p text:style-name="P4">;;</text:p>
            <text:p text:style-name="P4">esac</text:p>
            <text:p text:style-name="P4">exit 0</text:p>
            <text:p text:style-name="P4">EOF</text:p>
            <text:p text:style-name="P1"/>
            <text:p text:style-name="P4">echo -e "* Security Init File"</text:p>
            <text:p text:style-name="P4">sudo mv ~/$OE_CONFIG /etc/init.d/$OE_CONFIG</text:p>
            <text:p text:style-name="P4">sudo chmod 755 /etc/init.d/$OE_CONFIG</text:p>
            <text:p text:style-name="P4">sudo chown root: /etc/init.d/$OE_CONFIG</text:p>
            <text:p text:style-name="P1"/>
            <text:p text:style-name="P4">= "upstream odoo {\n</text:p>
            <text:p text:style-name="P6">    <text:span text:style-name="T1">server 127.0.0.1:8090;\n</text:span></text:p>
            <text:p text:style-name="P4">}\n</text:p>
            <text:p text:style-name="P4">server {\n</text:p>
            <text:p text:style-name="P6">    <text:span text:style-name="T1">listen      80;\n</text:span></text:p>
            <text:p text:style-name="P6">    <text:span text:style-name="T1">server_name $SERVER_NAME;\n</text:span></text:p>
            <text:p text:style-name="P6">    <text:span text:style-name="T1">ssl on;</text:span></text:p>
            <text:p text:style-name="P6">    <text:span text:style-name="T1">ssl_certificate /etc/nginx/ssl/certificate.admin-serv.net.crt;</text:span></text:p>
            <text:p text:style-name="P6">    <text:span text:style-name="T1">ssl_certificate_key     /etc/nginx/ssl/admin-serv.net.deprotected.key;</text:span></text:p>
            <text:p text:style-name="P6">    <text:span text:style-name="T1">access_log  /var/log/nginx/odoo.access.log;\n</text:span></text:p>
            <text:p text:style-name="P6"><text:soft-page-break/>    <text:span text:style-name="T1">error_log   /var/log/nginx/odoo.error.log;\n</text:span></text:p>
            <text:p text:style-name="P6">    <text:span text:style-name="T1">proxy_buffers 16 64k;\n</text:span></text:p>
            <text:p text:style-name="P6">    <text:span text:style-name="T1">proxy_buffer_size 128k;\n</text:span></text:p>
            <text:p text:style-name="P6">    <text:span text:style-name="T1">location / {\n</text:span></text:p>
            <text:p text:style-name="P6">        <text:span text:style-name="T1">proxy_pass http://localhost:$OE_PORT;\n</text:span></text:p>
            <text:p text:style-name="P6">        <text:span text:style-name="T1">proxy_next_upstream error timeout invalid_header http_500 http_502 http_503 http_504;\n</text:span></text:p>
            <text:p text:style-name="P6">        <text:span text:style-name="T1">proxy_redirect off;\n</text:span></text:p>
            <text:p text:style-name="P6">        <text:span text:style-name="T1">proxy_set_header    Host            $host;\n</text:span></text:p>
            <text:p text:style-name="P6">        <text:span text:style-name="T1">proxy_set_header    X-Real-IP       $remote_addr;\n</text:span></text:p>
            <text:p text:style-name="P6">        <text:span text:style-name="T1">proxy_set_header    X-Forwarded-For $proxy_add_x_forwarded_for;\n</text:span></text:p>
            <text:p text:style-name="P6">        <text:span text:style-name="T1">proxy_set_header    X-Forwarded-Proto https;\n</text:span></text:p>
            <text:p text:style-name="P6">    <text:span text:style-name="T1">}\n</text:span></text:p>
            <text:p text:style-name="P6">    <text:span text:style-name="T1">location ~* /web/static/ {\n</text:span></text:p>
            <text:p text:style-name="P6">        <text:span text:style-name="T1">proxy_cache_valid 200 60m;\n</text:span></text:p>
            <text:p text:style-name="P6">        <text:span text:style-name="T1">proxy_buffering on;\n</text:span></text:p>
            <text:p text:style-name="P6">        <text:span text:style-name="T1">expires 864000;\n</text:span></text:p>
            <text:p text:style-name="P6">        <text:span text:style-name="T1">proxy_pass http://localhost:$OE_PORT;\n</text:span></text:p>
            <text:p text:style-name="P6">    <text:span text:style-name="T1">}\n</text:span></text:p>
            <text:p text:style-name="P6">    <text:span text:style-name="T1">location /longpolling {\n</text:span></text:p>
            <text:p text:style-name="P6">        <text:span text:style-name="T1">proxy_pass http://127.0.0.1:8072;\n</text:span></text:p>
            <text:p text:style-name="P6">    <text:span text:style-name="T1">}\n</text:span></text:p>
            <text:p text:style-name="P4">}\n</text:p>
            <text:p text:style-name="P4">"</text:p>
            <text:p text:style-name="P4">if [ $INSTALL_NGINX = "True" ]; then</text:p>
            <text:p text:style-name="P4">echo -e "* Install, config Nginx and SSL"</text:p>
            <text:p text:style-name="P4">sudo apt install nginx</text:p>
            <text:p text:style-name="P4">if [ $ADD_SSL = "True" ] &amp;&amp; [ $SSL_PEM_KEY != "False" ] &amp;&amp; [ $SSL_PRV_KEY != "False" ]; then</text:p>
            <text:p text:style-name="P4">sudo su root -c "echo '$CONTENT_NGINX' &gt; /etc/nginx/sites-available/$OE_USER"</text:p>
            <text:p text:style-name="P4">sudo ln -s /etc/nginx/sites-available/$OE_USER /etc/nginx/sites-enabled/$OE_USER </text:p>
            <text:p text:style-name="P4">sudo chown root:root /etc/nginx/sites-available/$OE_USER</text:p>
            <text:p text:style-name="P4">sudo chmod 775 /etc/nginx/sites-available/$OE_USER</text:p>
            <text:p text:style-name="P4">sudo chown root:root /etc/nginx/sites-enabled/$OE_USER</text:p>
            <text:p text:style-name="P4">sudo chmod 775 /etc/nginx/sites-enabled/$OE_USER</text:p>
            <text:p text:style-name="P4">fi</text:p>
            <text:p text:style-name="P4">fi</text:p>
            <text:p text:style-name="P9">|| installation de serveur web nginx</text:p>
            <text:p text:style-name="P1"/>
            <text:p text:style-name="P4">echo -e "* Start ODOO on Startup"</text:p>
            <text:p text:style-name="P4">sudo update-rc.d $OE_CONFIG defaults</text:p>
            <text:p text:style-name="P1"/>
            <text:p text:style-name="P4"><text:soft-page-break/>echo -e "* Starting Odoo Service"</text:p>
            <text:p text:style-name="P4">sudo su root -c "/etc/init.d/$OE_CONFIG start" <text:span text:style-name="T12">|| démarrer odoo</text:span></text:p>
            <text:p text:style-name="P4">echo "-----------------------------------------------------------"</text:p>
            <text:p text:style-name="P4">echo "Done! The Odoo server is up and running. Specifications:"</text:p>
            <text:p text:style-name="P4">echo "Port: $OE_PORT"</text:p>
            <text:p text:style-name="P4">echo "User service: $OE_USER"</text:p>
            <text:p text:style-name="P4">echo "User PostgreSQL: $OE_USER"</text:p>
            <text:p text:style-name="P4">echo "Code location: $OE_USER"</text:p>
            <text:p text:style-name="P4">echo "Addons folder: $OE_USER/$OE_CONFIG/addons/"</text:p>
            <text:p text:style-name="P4">echo "Start Odoo service: sudo service $OE_CONFIG start"</text:p>
            <text:p text:style-name="P4">echo "Stop Odoo service: sudo service $OE_CONFIG stop"</text:p>
            <text:p text:style-name="P4">echo "Restart Odoo service: sudo service $OE_CONFIG restart"</text:p>
            <text:p text:style-name="P4"/>
            <text:p text:style-name="P4"/>
            <text:p text:style-name="Table_20_Contents"/>
          </table:table-cell>
        </table:table-row>
        <table:table-row table:style-name="TableLine94485572123072">
          <table:table-cell table:style-name="Tableau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1T11:05:37.768517123</meta:creation-date>
    <dc:date>2022-12-21T11:51:09.011779965</dc:date>
    <meta:editing-duration>PT14M20S</meta:editing-duration>
    <meta:editing-cycles>4</meta:editing-cycles>
    <meta:generator>LibreOffice/6.4.7.2$Linux_X86_64 LibreOffice_project/40$Build-2</meta:generator>
    <meta:document-statistic meta:table-count="1" meta:image-count="0" meta:object-count="0" meta:page-count="12" meta:paragraph-count="385" meta:word-count="2099" meta:character-count="17007" meta:non-whitespace-character-count="14985"/>
  </office:meta>
</office:document-meta>
</file>